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D000003DE66F60F1B.png" manifest:media-type="image/png"/>
  <manifest:file-entry manifest:full-path="Pictures/10000000000006400000081787F9D78C.jpg" manifest:media-type="image/jpeg"/>
  <manifest:file-entry manifest:full-path="Pictures/10000201000002FD000003DE7CFC64C0.png" manifest:media-type="image/png"/>
  <manifest:file-entry manifest:full-path="Pictures/10000201000002FD000003DE1DE0A03C.png" manifest:media-type="image/png"/>
  <manifest:file-entry manifest:full-path="Pictures/10000201000004FB000006724C97A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master-page-name="">
      <loext:graphic-properties draw:fill="none"/>
      <style:paragraph-properties fo:margin-left="1.499cm" fo:margin-right="0cm" fo:text-indent="0cm" style:auto-text-indent="false" style:page-number="auto" fo:background-color="transparent" text:number-lines="false" text:line-number="0">
        <style:tab-stops>
          <style:tab-stop style:position="8.795cm" style:type="center"/>
          <style:tab-stop style:position="17.59cm" style:type="right"/>
        </style:tab-stops>
      </style:paragraph-properties>
    </style:style>
    <style:style style:name="P2" style:family="paragraph" style:parent-style-name="Standard">
      <style:paragraph-properties fo:margin-left="1cm" fo:margin-right="1cm" fo:text-indent="1cm" style:auto-text-indent="false"/>
      <style:text-properties officeooo:rsid="0020bada" officeooo:paragraph-rsid="0020bada"/>
    </style:style>
    <style:style style:name="P3" style:family="paragraph" style:parent-style-name="Standard">
      <loext:graphic-properties draw:fill="none"/>
      <style:paragraph-properties fo:margin-left="1cm" fo:margin-right="1cm" fo:text-indent="1cm" style:auto-text-indent="false" fo:background-color="transparent"/>
      <style:text-properties officeooo:rsid="0020bada" officeooo:paragraph-rsid="0020bada"/>
    </style:style>
    <style:style style:name="P4" style:family="paragraph" style:parent-style-name="Standard">
      <loext:graphic-properties draw:fill="solid" draw:fill-color="#009933" draw:fill-image-width="0cm" draw:fill-image-height="0cm"/>
      <style:paragraph-properties fo:margin-left="1cm" fo:margin-right="1cm" fo:text-indent="1cm" style:auto-text-indent="false" fo:background-color="#009933"/>
      <style:text-properties officeooo:rsid="0020bada" officeooo:paragraph-rsid="0020bada"/>
    </style:style>
    <style:style style:name="P5" style:family="paragraph" style:parent-style-name="Standard">
      <style:paragraph-properties fo:margin-left="1cm" fo:margin-right="1cm" fo:text-align="center" style:justify-single-word="false" fo:text-indent="1cm" style:auto-text-indent="false"/>
      <style:text-properties officeooo:rsid="0020bada" officeooo:paragraph-rsid="0020bada"/>
    </style:style>
    <style:style style:name="P6" style:family="paragraph" style:parent-style-name="Standard">
      <style:paragraph-properties fo:margin-left="1cm" fo:margin-right="1cm" fo:text-align="end" style:justify-single-word="false" fo:text-indent="1cm" style:auto-text-indent="false"/>
      <style:text-properties fo:font-weight="bold" officeooo:rsid="0020bada" officeooo:paragraph-rsid="0020bada" style:font-weight-asian="bold" style:font-weight-complex="bold"/>
    </style:style>
    <style:style style:name="P7" style:family="paragraph" style:parent-style-name="Standard">
      <style:paragraph-properties fo:margin-left="1cm" fo:margin-right="1cm" fo:text-indent="1cm" style:auto-text-indent="false"/>
      <style:text-properties fo:font-weight="bold" officeooo:rsid="0020bada" officeooo:paragraph-rsid="0020bada" style:font-weight-asian="bold" style:font-weight-complex="bold"/>
    </style:style>
    <style:style style:name="P8" style:family="paragraph" style:parent-style-name="Standard">
      <loext:graphic-properties draw:fill="none"/>
      <style:paragraph-properties fo:margin-left="1cm" fo:margin-right="1cm" fo:text-indent="1cm" style:auto-text-indent="false" fo:background-color="transparent"/>
      <style:text-properties officeooo:paragraph-rsid="0020bada"/>
    </style:style>
    <style:style style:name="P9" style:family="paragraph" style:parent-style-name="Standard">
      <loext:graphic-properties draw:fill="solid" draw:fill-color="#009933" draw:fill-image-width="0cm" draw:fill-image-height="0cm"/>
      <style:paragraph-properties fo:margin-left="1cm" fo:margin-right="1cm" fo:text-indent="1cm" style:auto-text-indent="false" fo:background-color="#009933"/>
      <style:text-properties fo:color="#ffffff" officeooo:rsid="0020bada" officeooo:paragraph-rsid="0020bada"/>
    </style:style>
    <style:style style:name="P10" style:family="paragraph" style:parent-style-name="Standard">
      <loext:graphic-properties draw:fill="solid" draw:fill-color="#009933" draw:fill-image-width="0cm" draw:fill-image-height="0cm"/>
      <style:paragraph-properties fo:margin-left="1cm" fo:margin-right="1cm" fo:text-indent="1cm" style:auto-text-indent="false" fo:background-color="#009933"/>
      <style:text-properties fo:color="#ffffff" fo:font-weight="bold" officeooo:rsid="0020bada" officeooo:paragraph-rsid="0020bada" style:font-weight-asian="bold" style:font-weight-complex="bold"/>
    </style:style>
    <style:style style:name="P11" style:family="paragraph" style:parent-style-name="Standard" style:master-page-name="">
      <loext:graphic-properties draw:fill="none"/>
      <style:paragraph-properties fo:margin-left="1cm" fo:margin-right="1cm" fo:text-indent="1cm" style:auto-text-indent="false" style:page-number="auto" fo:background-color="transparent"/>
      <style:text-properties officeooo:paragraph-rsid="0020bada"/>
    </style:style>
    <style:style style:name="P12" style:family="paragraph" style:parent-style-name="Standard">
      <loext:graphic-properties draw:fill="solid" draw:fill-color="#009933" draw:fill-image-width="0cm" draw:fill-image-height="0cm"/>
      <style:paragraph-properties fo:margin-left="1cm" fo:margin-right="1cm" fo:text-align="start" style:justify-single-word="false" fo:text-indent="0cm" style:auto-text-indent="false" fo:background-color="#009933"/>
      <style:text-properties officeooo:rsid="0020bada" officeooo:paragraph-rsid="0020bada"/>
    </style:style>
    <style:style style:name="P13" style:family="paragraph" style:parent-style-name="Standard" style:list-style-name="L1">
      <style:text-properties officeooo:rsid="0020bada" officeooo:paragraph-rsid="0020bada"/>
    </style:style>
    <style:style style:name="P14" style:family="paragraph" style:parent-style-name="Standard" style:list-style-name="L3">
      <style:text-properties officeooo:rsid="0020bada" officeooo:paragraph-rsid="0020bada"/>
    </style:style>
    <style:style style:name="P15" style:family="paragraph" style:parent-style-name="Standard" style:list-style-name="L2">
      <style:text-properties officeooo:paragraph-rsid="0020bada"/>
    </style:style>
    <style:style style:name="P16" style:family="paragraph" style:parent-style-name="Standard" style:list-style-name="L3">
      <style:text-properties officeooo:paragraph-rsid="0020bada"/>
    </style:style>
    <style:style style:name="P17" style:family="paragraph" style:parent-style-name="Standard" style:list-style-name="L3">
      <style:text-properties fo:font-weight="bold" officeooo:rsid="0020bada" officeooo:paragraph-rsid="0020bad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0bada" style:font-weight-asian="bold" style:font-weight-complex="bold"/>
    </style:style>
    <style:style style:name="T3" style:family="text">
      <style:text-properties officeooo:rsid="0020bada"/>
    </style:style>
    <style:style style:name="T4" style:family="text">
      <style:text-properties fo:color="#ffffff"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Abril, 2016</text:p>
      <text:p text:style-name="P7">Señores:</text:p>
      <text:p text:style-name="P2"/>
      <text:p text:style-name="P7">ATTE.</text:p>
      <text:p text:style-name="P2"/>
      <text:p text:style-name="P2">Saludos</text:p>
      <text:p text:style-name="P2"/>
      <text:p text:style-name="P2"><text:tab/>En representación de las Comunidades de Software Libre, conformadas por grupos de personas entusiastas en el uso de Tecnologías Abiertas, Herramientas basadas en Código Abierto y activistas del Software Libre en general, tenemos el agrado de dirigirnos a Usted, con el fin de saludarle y solicitarle una evaluación sobre la posibilidad de brindarnos su colaboración en forma de patrocinio del <text:span text:style-name="T1">Festival Latinoamericano de Instalación de Software Libre – FLISoL 2016</text:span>; evento que se realizará en la ciudad de<text:span text:style-name="T1"> ______ </text:span>, el día <text:span text:style-name="T1">sábado 23 de Abril</text:span> del año en curso, en las instalaciones de la<text:span text:style-name="T1"> _______________.</text:span></text:p>
      <text:p text:style-name="P2"/>
      <text:p text:style-name="P11">El <text:span text:style-name="T1">FLISoL</text:span> tiene como finalidad difundir el uso de las distintas Distribuciones/Sistemas Operativos basados en tecnologías abiertas y de código libre. Así mismo, el FLISoL permite año tras año un encuentro entre los miembros que conforman esta enorme comunidad nacional y una difusión m<text:span text:style-name="T3">asiva para las personas que deseen asistir y ayudar a difundir el buen uso de estas herramientas.</text:span></text:p>
      <text:p text:style-name="P3"/>
      <text:p text:style-name="P8"><text:span text:style-name="T3"><text:tab/>El </text:span><text:span text:style-name="T2">FLISoL</text:span><text:span text:style-name="T3"> se realiza simultáneamente en más de 20 países y en casi 90 ciudades, aprovechando la oportunidad para interconectar a toda Hispano-América en un evento sin fronteras y en pro de la libertad y soberanía digital.</text:span></text:p>
      <text:p text:style-name="P2"/>
      <text:p text:style-name="P2"><text:tab/>Es por esto que los invitamos a formar parte de este Festival de Instalación y esperamos con mucho gusto que las Tecnologías abiertas y el Conocimiento Libre reafirmen nuestro compromiso de superación profesional.</text:p>
      <text:p text:style-name="P2"/>
      <text:p text:style-name="P2"><text:tab/>En la actualidad, nos encontramos en la búsqueda de apoyo para la realización de este evento. Cabe destacar que para los asistentes, el <text:span text:style-name="T1">FLISoL</text:span> no supone gasto alguno ya que es totalmente gratuito, por lo que dependemos de la colaboración de entidades, organizaciones e instituciones para llevar a cabo esta labor de difusión. Entre las necesidades básicas se encuentran: </text:p>
      <text:p text:style-name="P2"/>
      <text:p text:style-name="P2"/>
      <text:p text:style-name="P9"><text:span text:style-name="T1">Publicidad</text:span>:</text:p>
      <text:p text:style-name="P2"/>
      <text:p text:style-name="P2"><text:tab/>El <text:span text:style-name="T1">FLISoL</text:span> es un evento de carácter internacional, por lo cual, la convocatoria al público es uno de los puntos prioritarios:</text:p>
      <text:p text:style-name="P2"/>
      <text:list xml:id="list3703051301037166656" text:style-name="L1">
        <text:list-item>
          <text:p text:style-name="P13"><text:span text:style-name="T1">Pendones</text:span>: 2 para cubrir las áreas de: Entrada, Sala de Instalación. (120x90 cm)</text:p>
        </text:list-item>
        <text:list-item>
          <text:p text:style-name="P13"><text:span text:style-name="T1">Trípticos:</text:span> 1000 para repartir al público asistente</text:p>
        </text:list-item>
        <text:list-item>
          <text:p text:style-name="P13"><text:span text:style-name="T1">Camisas/Franelas:</text:span> 50 Camisas/Franelas para Protocolo/Instaladores. </text:p>
        </text:list-item>
        <text:list-item>
          <text:p text:style-name="P13"><text:span text:style-name="T1">Afiches:</text:span> 100 afiches para difusión.</text:p>
        </text:list-item>
      </text:list>
      <text:p text:style-name="P2"/>
      <text:p text:style-name="P2"/>
      <text:p text:style-name="P2"/>
      <text:p text:style-name="P2"/>
      <text:p text:style-name="P2"><text:soft-page-break/></text:p>
      <text:p text:style-name="P10">Refrigerios:</text:p>
      <text:p text:style-name="P2"/>
      <text:list xml:id="list7442648890535897434" text:style-name="L2">
        <text:list-item>
          <text:p text:style-name="P15"><text:span text:style-name="T2">Público General:</text:span><text:span text:style-name="T3"> 1000 Agua/Refresco + 1000 Galletas/Ponque.</text:span></text:p>
        </text:list-item>
        <text:list-item>
          <text:p text:style-name="P15"><text:span text:style-name="T2">Protocolo/Instaladores/Organización</text:span><text:span text:style-name="T3">: 50 almuerzos ligeros con bebidas</text:span></text:p>
        </text:list-item>
        <text:list-item>
          <text:p text:style-name="P15"><text:span text:style-name="T2">Distintivos: 5</text:span><text:span text:style-name="T3">0 Distintivos subdivididos</text:span></text:p>
        </text:list-item>
      </text:list>
      <text:p text:style-name="P2"/>
      <text:p text:style-name="P12"><text:tab/><text:span text:style-name="T4">Elementos Adicionales:</text:span></text:p>
      <text:p text:style-name="P2"/>
      <text:p text:style-name="P2"><text:span text:style-name="T1">Rifas para incentivar la participación en actividades de difusión de Software Libre:</text:span> Estos elementos pueden ser donados por los patrocinadores y tener únicamente el logotipo del patrocinador como medida publicitaria.</text:p>
      <text:p text:style-name="P2"/>
      <text:p text:style-name="P2">Así mismo, recordamos a nuestros patrocinadores que si su rubro permite la venta de cualquier artículo, de nos debe avisar con tiempo ya que no es menester del <text:span text:style-name="T1">FLISoL</text:span> la venta/compra de artículos durante el evento. El permiso será otorgado solo si la sede patrocinadora está de acuerdo.</text:p>
      <text:p text:style-name="P2"/>
      <text:p text:style-name="P2">La organización del <text:span text:style-name="T1">FLISoL</text:span>-2016 ha decidido realizar una premiación el día del evento para aquellos proyectos en desarrollo de Tecnologías Abiertas, en fomento de la colaboración conjunta para el avance tecnológico, como ente generador de herramientas útiles para la humanidad. Para ellos, contaremos con las donaciones que los patrocinadores deseen entregar.</text:p>
      <text:p text:style-name="P2"/>
      <text:p text:style-name="P2"><text:tab/>El <text:span text:style-name="T1">FLISoL-2016</text:span> posee gran cantidad de publicidad en medios digitales, impresos, radiales y televisivos, así como una amplia cobertura en el día del evento. Adicionalmente, el evento es transmitido en algunos de los 20 países mediante videoconferencia por lo que a continuación, y con esto en consideración; mencionamos algunos de los beneficios que se obtienen al ser patrocinador del <text:span text:style-name="T1">FLISOL2016</text:span>:</text:p>
      <text:p text:style-name="P2"/>
      <text:p text:style-name="P4"><text:tab/><text:span text:style-name="T4">Patrocinio</text:span></text:p>
      <text:p text:style-name="P2"/>
      <text:list xml:id="list5794351623030425155" text:style-name="L3">
        <text:list-item>
          <text:p text:style-name="P17">Stand para la Institución y/o Organización.</text:p>
          <text:list>
            <text:list-item>
              <text:p text:style-name="P14">Medidas: Largo: 3mts (máximo) Ancho: 2mts (máximo) Alto: 2mts(máximo)</text:p>
            </text:list-item>
            <text:list-item>
              <text:p text:style-name="P16"><text:span text:style-name="T2">Nota</text:span><text:span text:style-name="T3">: debe especificar si requerirá mobiliario (mesas, sillas,...) y si es necesario que se encuentre cercano a una toma de electricidad o Internet</text:span></text:p>
            </text:list-item>
          </text:list>
        </text:list-item>
        <text:list-item>
          <text:p text:style-name="P14">Logotipo de la Institución y/o Organización en el material POP.</text:p>
        </text:list-item>
        <text:list-item>
          <text:p text:style-name="P14">Logotipo de la Institución y/o Organización en el Website del evento.</text:p>
          <text:list>
            <text:list-item>
              <text:p text:style-name="P16"><text:span text:style-name="T2">NOTA: </text:span><text:span text:style-name="T3">El logotipo aparecerá (por defecto) en la zona inferior del material publicitario junto a los demás patrocinantes. En caso de que el patrocinador desee que su logo se ubique en la zona superior del material POP en un tamaño mayor o solo en el material, deberá cubrir los gastos de dicho material en específico.</text:span></text:p>
            </text:list-item>
          </text:list>
        </text:list-item>
        <text:list-item>
          <text:p text:style-name="P14">Espacio informativo, charla de 10 minutos para publicitar su empresa o institución entre talleres. (Si la sede tiene espacio de charlas)</text:p>
        </text:list-item>
        <text:list-item>
          <text:p text:style-name="P14">Mención en pautas de mercadotecnia realizadas por la organización.</text:p>
        </text:list-item>
        <text:list-item>
          <text:p text:style-name="P14">Publicidad internacional vía streaming en vivo del evento varios de los países participantes en el evento.</text:p>
        </text:list-item>
        <text:list-item>
          <text:p text:style-name="P14">Mención en pautas publicitarias en los programas/micros a los que sea invitada la organización.</text:p>
        </text:list-item>
      </text:list>
      <text:p text:style-name="P2"/>
      <text:p text:style-name="P2"/>
      <text:p text:style-name="P2"><text:soft-page-break/></text:p>
      <text:p text:style-name="P2"><text:span text:style-name="T1">NOTA</text:span>: Todo el arte del <text:span text:style-name="T1">FLISoL</text:span> ha sido desarrollado, por lo que si algún patrocinador indica su colaboración con este rubro, los organizadores y colaboradores les facilitarán el arte para proceder directamente a la impresión de los mismos.</text:p>
      <text:p text:style-name="P2"/>
      <text:p text:style-name="P2"><text:tab/>La organización del evento NO aceptará donaciones monetarias (metálicas o bonos) ya que solo se requiere de la colaboración con el material para la organización y buen desenvolvimiento del evento.</text:p>
      <text:p text:style-name="P2"/>
      <text:p text:style-name="P2"><text:tab/>El <text:span text:style-name="T1">FLISoL</text:span> es un evento gratuito y sin fines de lucro y los organizadores del mismo son personas integrantes de la comunidad de Software Libre en Venezuela, por lo tanto, no representan a ninguna organización jurídica capaz de mantener cuentas sobre donaciones en efectivo. Pedimos con ahínco, que las organizaciones y/o Instituciones que deseen colaborar con el evento lo realicen con el material necesario para desarrollarlo.</text:p>
      <text:p text:style-name="P2"/>
      <text:p text:style-name="P2"><text:span text:style-name="T1">NOTA</text:span>: Es de suma importancia dejar claro que el material publicitario de cada empresa y/o institución como pancartas, pendones, afiches etc, se limitará al área asignada a éste. Esta medida se aplica ya que el evento es de carácter internacional, y el foco de atención se centrará en la difusión de las tecnología abiertas, objetivo principal del FLISoL2011.</text:p>
      <text:p text:style-name="P2"/>
      <text:p text:style-name="P2"><text:tab/>Sin más que agregar, y esperando poder contar con su colaboración, se despide de usted: </text:p>
      <text:p text:style-name="P2"/>
      <text:p text:style-name="P2"/>
      <text:p text:style-name="P2"/>
      <text:p text:style-name="P5"/>
      <text:p text:style-name="P5"/>
      <text:p text:style-name="P5"/>
      <text:p text:style-name="P5"/>
      <text:p text:style-name="P5">Coordinación FLISoL 2016</text:p>
      <text:p text:style-name="P5">http://flisol.inf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fill-image draw:name="Bitmap_20_1" draw:display-name="Bitmap 1" xlink:href="Pictures/10000201000004FB000006724C97AB15.png" xlink:type="simple" xlink:show="embed" xlink:actuate="onLoad"/>
    <draw:fill-image draw:name="Bitmap_20_2" draw:display-name="Bitmap 2" xlink:href="Pictures/10000201000002FD000003DE1DE0A03C.png" xlink:type="simple" xlink:show="embed" xlink:actuate="onLoad"/>
    <draw:fill-image draw:name="Bitmap_20_3" draw:display-name="Bitmap 3" xlink:href="Pictures/10000201000002FD000003DE1DE0A03C.png" xlink:type="simple" xlink:show="embed" xlink:actuate="onLoad"/>
    <draw:fill-image draw:name="Bitmap_20_4" draw:display-name="Bitmap 4" xlink:href="Pictures/10000201000002FD000003DE7CFC64C0.png" xlink:type="simple" xlink:show="embed" xlink:actuate="onLoad"/>
    <draw:fill-image draw:name="Bitmap_20_5" draw:display-name="Bitmap 5" xlink:href="Pictures/10000000000006400000081787F9D78C.jpg" xlink:type="simple" xlink:show="embed" xlink:actuate="onLoad"/>
    <draw:fill-image draw:name="Bitmap_20_6" draw:display-name="Bitmap 6" xlink:href="Pictures/10000000000006400000081787F9D78C.jpg" xlink:type="simple" xlink:show="embed" xlink:actuate="onLoad"/>
    <draw:fill-image draw:name="flisol16-membrete" xlink:href="Pictures/10000201000002FD000003DE66F60F1B.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1.499cm" fo:margin-right="0cm" fo:text-indent="0cm" style:auto-text-indent="false" style:page-number="auto" fo:background-color="transparent" text:number-lines="false" text:line-number="0">
        <style:tab-stops>
          <style:tab-stop style:position="8.795cm" style:type="center"/>
          <style:tab-stop style:position="17.59cm" style:type="right"/>
        </style:tab-stops>
      </style:paragraph-properties>
    </style:style>
    <style:page-layout style:name="Mpm1">
      <style:page-layout-properties fo:page-width="21.59cm" fo:page-height="27.94cm" style:num-format="1" style:print-orientation="portrait" fo:margin-top="0.101cm" fo:margin-bottom="0.101cm" fo:margin-left="0.101cm" fo:margin-right="0.101cm" style:writing-mode="lr-tb" draw:fill="bitmap" draw:fill-image-name="Bitmap_20_6" draw:fill-image-width="0cm" draw:fill-image-height="0cm" style:repeat="no-repeat" draw:fill-image-ref-point="center" style:footnote-max-height="0cm">
        <style:background-image xlink:href="Pictures/10000000000006400000081787F9D78C.jp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Header"/>
        <text:p text:style-name="Header"/>
        <text:p text:style-name="Header"/>
        <text:p text:style-name="Header"/>
        <text:p text:style-name="Header"/>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1-30T11:38:22</meta:creation-date>
    <dc:date>2015-11-28T19:06:53.269016895</dc:date>
    <meta:editing-duration>PT7H34M23S</meta:editing-duration>
    <meta:editing-cycles>24</meta:editing-cycles>
    <meta:generator>LibreOffice/4.4.5.2$Linux_X86_64 LibreOffice_project/40$Build-2</meta:generator>
    <meta:printed-by>tatica </meta:printed-by>
    <meta:print-date>2011-01-27T20:00:16</meta:print-date>
    <meta:document-statistic meta:table-count="0" meta:image-count="0" meta:object-count="0" meta:page-count="3" meta:paragraph-count="42" meta:word-count="953" meta:character-count="6141" meta:non-whitespace-character-count="5232"/>
  </office:meta>
</office:document-meta>
</file>